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automatic-styles>
    <style:style style:name="P1" style:family="paragraph" style:parent-style-name="Standard">
      <style:paragraph-properties fo:text-align="center" style:justify-single-word="false"/>
      <style:text-properties style:font-name="Sans serif" fo:font-size="16pt" style:font-size-asian="16pt" style:font-size-complex="16pt"/>
    </style:style>
    <style:style style:name="P2" style:family="paragraph" style:parent-style-name="Standard">
      <style:text-properties style:font-name="Sans serif"/>
    </style:style>
    <style:style style:name="P3" style:family="paragraph" style:parent-style-name="Standard">
      <style:text-properties style:font-name="Sans seri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pour se présenter</text:p>
      <text:p text:style-name="P2"/>
      <text:p text:style-name="P2"/>
      <text:p text:style-name="P2"/>
      <text:p text:style-name="P3">0. Prénom, parcours jusqu’à aujourd’hui.</text:p>
      <text:p text:style-name="P2"/>
      <text:p text:style-name="P2">-&gt; Viet NGUYEN, j'ai passé une année à apprendre la langue, suivi de deux années en licence informatique à l'université Paris 8.</text:p>
      <text:p text:style-name="P2"/>
      <text:p text:style-name="P2"/>
      <text:p text:style-name="P2"/>
      <text:p text:style-name="P2"/>
      <text:p text:style-name="P2"/>
      <text:p text:style-name="P3">1. Comment a évolué votre intérêt pour l’informatique au cours de vos années de licence ? </text:p>
      <text:p text:style-name="P3">Et pour la licence spécifique proposée par Paris 8 ?</text:p>
      <text:p text:style-name="P2"/>
      <text:p text:style-name="P2">-&gt; Mon intérêt pour l'informatique s'est considérablement développé au fil des années de ma licence. </text:p>
      <text:p text:style-name="P2">J'ai particulièrement apprécié les cours portant sur le développement graphique et les interfaces pour les logiciels, les applications et les sites web. </text:p>
      <text:p text:style-name="P2">J'ai eu plaisir à explorer et à développer des fonctionnalités utiles pour ces produits. </text:p>
      <text:p text:style-name="P2">De plus, l'utilisation des graphismes peut être appliquée de manière étendue dans la plupart de mes projets de développement d'applications et de sites web, </text:p>
      <text:p text:style-name="P2">ce qui les rend plus attrayants et interactifs.</text:p>
      <text:p text:style-name="P2"/>
      <text:p text:style-name="P2"/>
      <text:p text:style-name="P2"/>
      <text:p text:style-name="P2"/>
      <text:p text:style-name="P2"/>
      <text:p text:style-name="P3">2. Si vous ne deviez retenir que 2 cours, lesquels choisiriez-vous ? </text:p>
      <text:p text:style-name="P3">Décrivez où s’est porté votre intérêt pour ces cours (thématiques, méthodes de travail, etc).</text:p>
      <text:p text:style-name="P2"/>
      <text:p text:style-name="P2">-&gt; Les deux cours qui ont particulièrement retenu mon attention sont les suivants :</text:p>
      <text:p text:style-name="P2">+) <text:s text:c="2"/>Le cours "Programmation d'Interfaces" avec pour thème le développement d'interfaces de base pour les logiciels en utilisant le langage Python avec la bibliothèque Tkinter. </text:p>
      <text:p text:style-name="P2">Malgré le fait que Python soit un langage de haut niveau par rapport à des langages tels que le C, le C++, ou le Java, et que Tkinter soit une bibliothèque basique pour les interfaces, </text:p>
      <text:p text:style-name="P2">il s'agit d'un excellent point de départ pour créer n'importe quelle interface que je souhaite. </text:p>
      <text:p text:style-name="P2">Grâce aux nombreux exemples fournis en classe, j'ai rapidement approfondi ma compréhension du langage de programmation Python et de la manière de créer des interfaces de base.</text:p>
      <text:p text:style-name="P2"><text:soft-page-break/>+) <text:s text:c="3"/>Le cours "Algorithmes pour la programmation graphique" avec le professeur Fares Belhadj portant sur les graphismes et les effets visuels de base générés à partir d'algorithmes. </text:p>
      <text:p text:style-name="P2">L'outil utilisé dans ce cours était GL4Dummies. </text:p>
      <text:p text:style-name="P2">Cependant, ce que j'ai particulièrement apprécié dans les cours d'algorithmes, c'est leur applicabilité à presque tous les types d'outils et de langages de programmation. </text:p>
      <text:p text:style-name="P2">J'ai réussi à appliquer les algorithmes que j'ai appris en utilisant Canvas en JavaScript, OpenCV en C++ et Pygame en Python. </text:p>
      <text:p text:style-name="P2">J'ai même pu utiliser ces algorithmes graphiques pour créer un arrière-plan pour mon propre portfolio.</text:p>
      <text:p text:style-name="P2"/>
      <text:p text:style-name="P2"/>
      <text:p text:style-name="P2"/>
      <text:p text:style-name="P2"/>
      <text:p text:style-name="P2"/>
      <text:p text:style-name="P2"/>
      <text:p text:style-name="P3">3. Parmi les réalisations/projets que vous avez créés dans le cadre de la licence, laquelle vous a particulièrement marqué ?</text:p>
      <text:p text:style-name="P2"/>
      <text:p text:style-name="P2">-&gt; Le projet qui m'a le plus marqué dans le cadre de la licence est le projet réalisé dans le cadre du cours "Introduction à l'intelligence artificielle" intitulé "Project Supervised Learning". </text:p>
      <text:p text:style-name="P2">Dans ce projet, j'ai appris de nombreuses compétences, notamment l'extraction directe de données depuis une base de données, l'utilisation de la bibliothèque Scikit-learn en Python, </text:p>
      <text:p text:style-name="P2">et la familiarisation avec divers modèles d'algorithmes d'apprentissage supervisé (KNN, Decision Tree, Random Forest, Extra Tree, SVR, Hist GBM, GBM, etc.). </text:p>
      <text:p text:style-name="P2">J'ai utilisé ces modèles pour entraîner des données et comparer leurs avantages et inconvénients. </text:p>
      <text:p text:style-name="P2">Bien que ce ne soit pas le type de projet que j'ai préféré, j'ai beaucoup appris de lui, bien plus que de tout autre projet au cours de la même année d'études.</text:p>
      <text:p text:style-name="P2"/>
      <text:p text:style-name="P2"/>
      <text:p text:style-name="P2"/>
      <text:p text:style-name="P2"/>
      <text:p text:style-name="P2"/>
      <text:p text:style-name="P2"/>
      <text:p text:style-name="P3">4. Avez-vous déjà une idée de ce que vous souhaitez faire l’année prochaine (formation, si oui laquelle, ou autre)</text:p>
      <text:p text:style-name="P2"/>
      <text:p text:style-name="P2">-&gt; L'année prochaine, je prévois de poursuivre mes études en master en développement web et d'applications avec l'objectif de devenir ingénieur logiciel ou développeur web. </text:p>
      <text:p text:style-name="P2">Bien sûr, je prévois également une alternative qui serait de me spécialiser dans les bases de données, même si cela me paraît moins intéressant que le développement de logiciels, </text:p>
      <text:p text:style-name="P2">mais cela offre une plus grande facilité pour trouver un emploi et les tâches sont plus simples.</text:p>
      <text:p text:style-name="P2"/>
      <text:p text:style-name="P2"/>
      <text:p text:style-name="P2"><text:soft-page-break/></text:p>
      <text:p text:style-name="P2"/>
      <text:p text:style-name="P2"/>
      <text:p text:style-name="P3">5. Avez-vous pu faire des liens entre ce que vous avez appris ces dernières années et vos envies professionnelles (métier, domaine d’activité, etc) ?</text:p>
      <text:p text:style-name="P2"/>
      <text:p text:style-name="P2">-&gt; Ces dernières années, j'ai eu l'occasion de travailler sur de nombreux projets, ce qui m'a permis de mieux comprendre les étapes du processus de développement de logiciels, </text:p>
      <text:p text:style-name="P2">ainsi que l'utilisation des outils et des langages de programmation. </text:p>
      <text:p text:style-name="P2">Grâce à cela, je sais désormais comment créer un site web ou un logiciel à partir de zéro et le développer davantage. </text:p>
      <text:p text:style-name="P2">Cependant, je suis conscient de mes lacunes en matière d'analyse des besoins, ce qui me prend beaucoup de temps. </text:p>
      <text:p text:style-name="P2">En revanche, coder est pour moi une tâche facile. </text:p>
      <text:p text:style-name="P2">Par conséquent, mon domaine d'activité se penchera davantage vers le développement, en utilisant des modèles existants, plutôt que vers l'analyse ou la conception.</text:p>
      <text:p text:style-name="P2"/>
      <text:p text:style-name="P2"/>
      <text:p text:style-name="P2"/>
      <text:p text:style-name="P2"/>
      <text:p text:style-name="P2"/>
      <text:p text:style-name="P3">6. Aujourd’hui, qu’auriez-vous envie d’apprendre pour compléter vos acquis ?</text:p>
      <text:p text:style-name="P2"/>
      <text:p text:style-name="P2">-&gt; J'aimerais continuer à approfondir mes compétences en JavaScript et en Python afin de performer dans les concours de programmation (par exemple Coding Game, BattleDev, ...), </text:p>
      <text:p text:style-name="P2">ce qui me donnerait un avantage significatif lors des entretiens pour des stages à ven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7:03:26.412443225</meta:creation-date>
    <dc:date>2023-10-08T17:09:17.304477160</dc:date>
    <meta:editing-duration>PT2M13S</meta:editing-duration>
    <meta:editing-cycles>1</meta:editing-cycles>
    <meta:document-statistic meta:table-count="0" meta:image-count="0" meta:object-count="0" meta:page-count="3" meta:paragraph-count="42" meta:word-count="795" meta:character-count="5047" meta:non-whitespace-character-count="4264"/>
    <meta:generator>LibreOffice/7.3.7.2$Linux_X86_64 LibreOffice_project/30$Build-2</meta:generator>
  </office:meta>
</office:document-meta>
</file>